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useo Sans" svg:font-family="'Museo Sans', 'Helvetica Neue', Arial, apple-system, BlinkMacSystemFont, 'Segoe UI', Roboto, Oxygen, Ubuntu, Cantarell, 'Open Sans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1626" officeooo:paragraph-rsid="00131626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erif" fo:font-weight="bold" style:font-weight-asian="bold" style:font-weight-complex="bold"/>
    </style:style>
    <style:style style:name="P3" style:family="paragraph" style:parent-style-name="Standard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Liberation Serif" fo:font-size="12pt" fo:font-weight="bold" officeooo:paragraph-rsid="0012b6f6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fo:font-weight="normal" officeooo:rsid="0012b6f6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fo:font-weight="normal" officeooo:rsid="0012b6f6" officeooo:paragraph-rsid="0012b6f6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paragraph-rsid="0012b6f6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font-weight="normal" officeooo:rsid="002aac94" officeooo:paragraph-rsid="002aac94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2b6f6" style:font-weight-asian="normal" style:font-weight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1334d2"/>
    </style:style>
    <style:style style:name="T5" style:family="text">
      <style:text-properties officeooo:rsid="0018bc2c"/>
    </style:style>
    <style:style style:name="T6" style:family="text">
      <style:text-properties officeooo:rsid="0012b6f6"/>
    </style:style>
    <style:style style:name="T7" style:family="text">
      <style:text-properties officeooo:rsid="001ae806"/>
    </style:style>
    <style:style style:name="T8" style:family="text">
      <style:text-properties officeooo:rsid="001ea257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942cm" fo:min-width="3.1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5cm" fo:min-width="3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226cm" fo:min-width="3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131cm" fo:min-width="3.8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7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5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l-time communication and collaboration</text:p>
      <text:p text:style-name="P2"/>
      <text:p text:style-name="P2"/>
      <text:p text:style-name="P4">System Design:</text:p>
      <text:p text:style-name="P6"/>
      <text:p text:style-name="P6"/>
      <text:p text:style-name="P6"/>
      <text:p text:style-name="P6"/>
      <text:p text:style-name="P6"/>
      <text:p text:style-name="P6"><draw:g text:anchor-type="paragraph" draw:z-index="0" draw:name="Shape1" draw:style-name="gr1"><draw:custom-shape draw:style-name="gr2" draw:text-style-name="P12" svg:width="3.626cm" svg:height="3.193cm" svg:x="2.021cm" svg:y="0.034cm"><text:p text:style-name="P11"><text:span text:style-name="T9">Client1</text:span></text:p><draw:enhanced-geometry svg:viewBox="0 0 21600 21600" draw:type="rectangle" draw:enhanced-path="M 0 0 L 21600 0 21600 21600 0 21600 0 0 Z N"/></draw:custom-shape><draw:custom-shape draw:style-name="gr3" draw:text-style-name="P12" svg:width="3.897cm" svg:height="3.006cm" svg:x="11.813cm" svg:y="0.034cm"><text:p text:style-name="P11"><text:span text:style-name="T9">Client2</text:span></text:p><draw:enhanced-geometry svg:viewBox="0 0 21600 21600" draw:type="rectangle" draw:enhanced-path="M 0 0 L 21600 0 21600 21600 0 21600 0 0 Z N"/></draw:custom-shape><draw:custom-shape draw:style-name="gr4" draw:text-style-name="P12" svg:width="3.809cm" svg:height="3.477cm" draw:transform="skewX (-0.00715584993317675) translate (11.7898333333333cm 9.61672222222222cm)"><text:p text:style-name="P11"><text:span text:style-name="T9">Client3</text:span></text:p><draw:enhanced-geometry svg:viewBox="0 0 21600 21600" draw:type="rectangle" draw:enhanced-path="M 0 0 L 21600 0 21600 21600 0 21600 0 0 Z N"/></draw:custom-shape><draw:custom-shape draw:style-name="gr5" draw:text-style-name="P12" svg:width="4.352cm" svg:height="3.382cm" svg:x="1.478cm" svg:y="9.615cm"><text:p text:style-name="P11"><text:span text:style-name="T9">Server</text:span></text:p><draw:enhanced-geometry svg:viewBox="0 0 21600 21600" draw:type="rectangle" draw:enhanced-path="M 0 0 L 21600 0 21600 21600 0 21600 0 0 Z N"/></draw:custom-shape><draw:line draw:style-name="gr6" draw:text-style-name="P13" svg:x1="3.291cm" svg:y1="3.323cm" svg:x2="3.291cm" svg:y2="9.711cm"><text:p/></draw:line><draw:line draw:style-name="gr6" draw:text-style-name="P13" svg:x1="5.919cm" svg:y1="9.71cm" svg:x2="12.537cm" svg:y2="3.04cm"><text:p/></draw:line><draw:line draw:style-name="gr6" draw:text-style-name="P13" svg:x1="5.738cm" svg:y1="11.026cm" svg:x2="11.993cm" svg:y2="11.026cm"><text:p/></draw:line><draw:frame draw:style-name="gr7" draw:text-style-name="P15" svg:width="3.356cm" svg:height="3.904cm" svg:x="3.745cm" svg:y="4.354cm"><draw:text-box><text:p text:style-name="P14"><text:span text:style-name="T9">1.Send </text:span><text:span text:style-name="T9">coordinates </text:span><text:span text:style-name="T9">and color of </text:span><text:span text:style-name="T9">cube</text:span></text:p></draw:text-box></draw:frame><draw:frame draw:style-name="gr8" draw:text-style-name="P15" svg:width="4.806cm" svg:height="3.174cm" svg:x="10.996cm" svg:y="4.729cm"><draw:text-box><text:p text:style-name="P14"><text:span text:style-name="T9">2. Send </text:span><text:span text:style-name="T9">modified </text:span><text:span text:style-name="T9">coordinates </text:span><text:span text:style-name="T9">and color</text:span></text:p></draw:text-box></draw:frame><draw:frame draw:style-name="gr7" draw:text-style-name="P15" svg:width="3.899cm" svg:height="3.174cm" svg:x="6.644cm" svg:y="11.494cm"><draw:text-box><text:p text:style-name="P14"><text:span text:style-name="T9">2. Send </text:span><text:span text:style-name="T9">modified </text:span><text:span text:style-name="T9">coordinates </text:span><text:span text:style-name="T9">and color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1">Protocols</text:span>: </text:p>
      <text:p text:style-name="P10">Client-Server architecture will be used.</text:p>
      <text:p text:style-name="P8">Multiple users can view and modify the cube simultaneously.</text:p>
      <text:p text:style-name="P8">When a client changes the color of a side of the cube, the coordinates(X,Y, Z) and color(R, G, B) will be sent to server <text:span text:style-name="T8">and modified values will be stored in redis</text:span>. The server will then send the changes to other client<text:span text:style-name="T5">s</text:span>, in real time, so that they can view the changes.</text:p>
      <text:p text:style-name="P8"/>
      <text:p text:style-name="P6"><text:span text:style-name="T1">Suggested Library / Stack </text:span>: <text:span text:style-name="T6">Socket.IO, Redis</text:span></text:p>
      <text:p text:style-name="P6"/>
      <text:p text:style-name="P7"/>
      <text:p text:style-name="P5">Expected Scalability, Availability and Fault Tolerance:</text:p>
      <text:p text:style-name="P1">As the number of users increase<text:span text:style-name="T4">(ex: thousand users simultaneouly)</text:span> and the data increases, it will cause a lot of load on server.</text:p>
      <text:p text:style-name="P1"/>
      <text:p text:style-name="P1">So when our application attracts more users and our server reaches its maximum load <text:span text:style-name="T7">we</text:span> will need to split connections over multiple servers.</text:p>
      <text:p text:style-name="P1"/>
      <text:p text:style-name="P9"/>
      <text:p text:style-name="P9"><text:span text:style-name="T1">Risks</text:span>:</text:p>
      <text:p text:style-name="P1">Socket.IO is built on asynchronous networking libraries. <text:span text:style-name="T3">I</text:span>f clients start sending significant amounts of data via Socket.IO, it streams data in chunks. This will cause load on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useo Sans" svg:font-family="'Museo Sans', 'Helvetica Neue', Arial, apple-system, BlinkMacSystemFont, 'Segoe UI', Roboto, Oxygen, Ubuntu, Cantarell, 'Open Sans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09:28:04.789021085</meta:creation-date>
    <dc:date>2022-01-10T20:44:50.893032146</dc:date>
    <meta:editing-duration>PT1H18M58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160" meta:character-count="991" meta:non-whitespace-character-count="842"/>
  </office:meta>
</office:document-meta>
</file>